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alibri Light1" svg:font-family="'Calibri Light'"/>
    <style:font-face style:name="Courier New" svg:font-family="'Courier New'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2" style:font-size-complex="1pt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4" style:family="paragraph" style:parent-style-name="List_20_Paragraph">
      <style:text-properties style:font-name="Calibri Light" fo:font-size="12pt" style:font-size-asian="12pt" style:font-name-complex="Calibri Light2" style:font-size-complex="12pt"/>
    </style:style>
    <style:style style:name="P5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6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7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10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1" style:family="paragraph" style:parent-style-name="List_20_Paragraph" style:list-style-name="WWNum11">
      <style:paragraph-properties fo:text-align="justify" style:justify-single-word="false"/>
    </style:style>
    <style:style style:name="P12" style:family="paragraph" style:parent-style-name="List_20_Paragraph" style:list-style-name="WWNum13">
      <style:paragraph-properties fo:text-align="justify" style:justify-single-word="false"/>
    </style:style>
    <style:style style:name="P13" style:family="paragraph" style:parent-style-name="List_20_Paragraph" style:list-style-name="WWNum11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14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5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6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7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18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P19" style:family="paragraph">
      <style:paragraph-properties fo:margin-top="0cm" fo:margin-bottom="0cm" fo:line-height="100%" fo:text-align="end" style:writing-mode="lr-tb"/>
      <style:text-properties fo:font-size="11pt"/>
    </style:style>
    <style:style style:name="P20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T1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2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3" style:family="text">
      <style:text-properties style:font-name="Calibri Light" fo:font-size="12pt" style:font-size-asian="12pt" style:font-name-complex="Calibri Light2" style:font-size-complex="12pt"/>
    </style:style>
    <style:style style:name="T4" style:family="text">
      <style:text-properties style:font-name="Calibri Light" fo:font-size="12pt" fo:font-style="italic" style:font-size-asian="12pt" style:font-style-asian="italic" style:font-name-complex="Calibri Light2" style:font-size-complex="12pt" style:font-style-complex="italic"/>
    </style:style>
    <style:style style:name="T5" style:family="text">
      <style:text-properties officeooo:rsid="000b53b3"/>
    </style:style>
    <style:style style:name="T6" style:family="text">
      <style:text-properties fo:text-transform="uppercase" fo:color="#5b9bd5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text-transform="uppercas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NF2 – EL SERVEI DNS || uf1: DNS I DHCP</text:p>
      <text:p text:style-name="P7">PROJECTE 1 – ETAPA 1 – SERVIDORS DNS AUTORITATIUS <text:s/></text:p>
      <text:p text:style-name="P8">NOM DE L’ALUMNE/s: <text:s/><text:span text:style-name="T5">Nil Massó</text:span></text:p>
      <text:p text:style-name="P10">OBJECTIU</text:p>
      <text:list xml:id="list3561139010" text:style-name="WWNum6">
        <text:list-item>
          <text:p text:style-name="P15">Configurar el servei DNS sota Windows i Linux per tal que sigui autoritatiu per un domini determinat seguint les especificacions indicades. </text:p>
        </text:list-item>
      </text:list>
      <text:p text:style-name="P10">INSTRUCCIONS</text:p>
      <text:list xml:id="list442019793" text:style-name="WWNum5">
        <text:list-item>
          <text:p text:style-name="P16">Aquesta etapa té un valor del 20% sobre la nota final del projecte.</text:p>
        </text:list-item>
        <text:list-item>
          <text:p text:style-name="P16">Utilitzarem les màquines que heu utilitzat al NF1. </text:p>
        </text:list-item>
        <text:list-item>
          <text:p text:style-name="P14"><text:span text:style-name="T1">Us aconsello realitzar un </text:span><text:span text:style-name="T2">snapshot</text:span><text:span text:style-name="T1"> com a punt de partida. Si no, si ho preferiu, podeu utilitzar les versions inicials dels servidors i adaptar-les a nivell de configuració. </text:span></text:p>
        </text:list-item>
        <text:list-item>
          <text:p text:style-name="P16">Per defecte, cal que justifiqueu les respostes amb captures de pantalla. </text:p>
        </text:list-item>
        <text:list-item>
          <text:p text:style-name="P14"><text:span text:style-name="T1">Si a la captura no hi ha cap valor que la identifiqui de forma única, cal que es vegi el fons d’escriptori, </text:span><text:span text:style-name="T2">notepad</text:span><text:span text:style-name="T1"> o eines similars amb el vostre nomcognom! </text:span></text:p>
        </text:list-item>
        <text:list-item>
          <text:p text:style-name="P16">Totes les captures que mostrin les comandes han d’incloure, a part del resultat, la comanda i/o els paràmetres, per tal de veure com la feu. </text:p>
        </text:list-item>
      </text:list>
      <text:p text:style-name="P6"/>
      <text:p text:style-name="P2"/>
      <text:p text:style-name="P3">Partint dels exercicis del NF, i per tant, considerant que teniu la instal·lació base del servei DNS al Windows Server (amb el rol DNS) i a la Ubuntu Server (amb el BIND), toca convertir-los en servidors autoritatius per allotjar les zones de dos dominis, un per servidor. </text:p>
      <text:p text:style-name="P3">A nivell de xarxa, caldrà que treballeu amb un adaptador en mode ‘xarxa NAT’ amb la xarxa preconfigurada del mòdul i que utilitzeu el vostre rang 172.25.X.0/16. </text:p>
      <text:p text:style-name="P3">Per començar, amb la Ubuntu Server, configureu el servei DNS perquè sigui autoritatiu pel domini nomcognom.edu (en el meu cas doncs, davidbancells.edu). Si algú coincideix en noms i cognoms, feu servir el segon cognom, o alguna altra variant, i els que teniu accents o caràcters com ñ al cognom, feu-ho de forma senzilla (sense accents, una ñ enlloc d’una n, etc.). </text:p>
      <text:p text:style-name="P3">La zona haurà de tenir configurat: </text:p>
      <text:list xml:id="list520653155" text:style-name="WWNum11">
        <text:list-item>
          <text:p text:style-name="P13">Els seus servidors autoritatius seran A.sapalomera.cat i B.sapalomera.cat (imaginem doncs que A.sapalomera.cat <text:s/>és la vostra màquina virtual Ubuntu Server i B.sapalomera.cat el Windows Server, pel que heu de substituir A pel valor del hostname que teniu a la ubuntu server i B pel que teniu al Windows Server. Per exemple, en el meu cas, A.sapalomera.cat seria us-dbt.sapalomera.cat). </text:p>
        </text:list-item>
        <text:list-item>
          <text:p text:style-name="P11"><text:soft-page-break/><text:span text:style-name="T3">A nivell de SOA, l’adreça de gestió del domini és el vostre correu @sapalomera.cat. (ex: </text:span><text:a xlink:type="simple" xlink:href="mailto:dbancells@sapalomera.cat" text:style-name="Internet_20_link" text:visited-style-name="Visited_20_Internet_20_Link"><text:span text:style-name="Internet_20_link"><text:span text:style-name="T3">dbancells@sapalomera.cat</text:span></text:span></text:a><text:span text:style-name="T3">). <text:s text:c="2"/></text:span></text:p>
        </text:list-item>
        <text:list-item>
          <text:p text:style-name="P13">Dos servidors de correu, amb prioritats 5 i 10 respectivament, que seran mail.nomcognom.edu i webmail.nomcognom.edu.</text:p>
        </text:list-item>
        <text:list-item>
          <text:p text:style-name="P13">Les entrades de registres RR corresponents a:</text:p>
          <text:list>
            <text:list-item>
              <text:p text:style-name="P11"><text:a xlink:type="simple" xlink:href="http://www.nomcognom.edu/" text:style-name="Internet_20_link" text:visited-style-name="Visited_20_Internet_20_Link"><text:span text:style-name="Internet_20_link"><text:span text:style-name="T3">www.nomcognom.edu</text:span></text:span></text:a><text:span text:style-name="T3">: 172.25.X.5</text:span></text:p>
            </text:list-item>
            <text:list-item>
              <text:p text:style-name="P13">mail.nomcognom.edu: 172.25.X.55</text:p>
            </text:list-item>
            <text:list-item>
              <text:p text:style-name="P13">webmail.nomcognom.edu: 172.25.X.20</text:p>
            </text:list-item>
            <text:list-item>
              <text:p text:style-name="P13">girona.nomcognom.edu ALIAS de mail.nomcognom.edu.</text:p>
            </text:list-item>
            <text:list-item>
              <text:p text:style-name="P13">barcelona.nomcognom.edu ALIAS de webmail.nomcognom.edu.</text:p>
            </text:list-item>
            <text:list-item>
              <text:p text:style-name="P13">lleida.nomcognom.edu: multi-homed a 172.25.X.65 i 172.25.X.75. </text:p>
            </text:list-item>
            <text:list-item>
              <text:p text:style-name="P11"><text:span text:style-name="T3">tarragona.nomcognom.edu ALIAS de </text:span><text:a xlink:type="simple" xlink:href="http://www.nomcognom.edu/" text:style-name="Internet_20_link" text:visited-style-name="Visited_20_Internet_20_Link"><text:span text:style-name="Internet_20_link"><text:span text:style-name="T3">www.nomcognom.edu</text:span></text:span></text:a><text:span text:style-name="T3">. </text:span></text:p>
            </text:list-item>
          </text:list>
        </text:list-item>
      </text:list>
      <text:p text:style-name="P1"><text:span text:style-name="T3">Pel SOA heu de posar els valors corresponents. Pels canvis numèrics, us heu d’inventar els registres de </text:span><text:span text:style-name="T4">opcions-slaves</text:span><text:span text:style-name="T3">, però NO poden ser els mateixos que venen per defecte, i evidentment, han de ser coherents. </text:span></text:p>
      <text:p text:style-name="P3">El TTL general del domini han de ser 6h si el vostre nom acaba en vocal i 12h si el vostre nom acaba en consonant. </text:p>
      <text:p text:style-name="P1"><text:span text:style-name="T3">Evidentment teniu a disposició les diferents eines de comandes per comprovar, abans de presentar, que tot funciona correctament. Recordeu a mirar els </text:span><text:span text:style-name="T4">logs</text:span><text:span text:style-name="T3"> si hi ha problemes. Amb les preguntes que es faran no hi ha totes les proves que demostren que tot funciona, però heu de tenir en compte que ha de funcionar tot. Llegiu bé i feu les proves addicionals necessàries per tal d’assegurar-vos que tot funciona tal com es demana i que no us deixeu cap part directament especificada. </text:span></text:p>
      <text:p text:style-name="P1"><text:span text:style-name="T3">Si necessiteu comprovar la correcció de la sintaxi de la zona, investigueu sobre la comanda </text:span><text:span text:style-name="T4">named-checkzone</text:span><text:span text:style-name="T3">, que us pot ajudar. Com a client penseu que podeu utilitzar el propi Ubuntu Server parametritzant correctament les comandes de consulta. </text:span></text:p>
      <text:p text:style-name="P3">Per demostrar i entregar aquesta part responeu les següents preguntes:</text:p>
      <text:list xml:id="list3860127429" text:style-name="WWNum13">
        <text:list-item>
          <text:p text:style-name="P12"><text:span text:style-name="T3">Quins canvis i fitxers heu tocat dins de /etc/bind per tal de que el servidor sigui l’autoritatiu i respongui per nomcognom.edu? Adjunteu també captures dels canvis dins els fitxers si s’escau. </text:span><text:span text:style-name="T4">1 punt.</text:span><text:span text:style-name="T3"> </text:span></text:p>
        </text:list-item>
      </text:list>
      <text:p text:style-name="P5"/>
      <text:list xml:id="list160347205421538" text:continue-numbering="true" text:style-name="WWNum13">
        <text:list-item>
          <text:p text:style-name="P12"><text:span text:style-name="T3">Adjunteu una captura dels valors del fitxer de zona de nomcognom.edu i la seva ruta dins el sistema de fitxers. </text:span><text:span text:style-name="T4">2 punts.</text:span><text:span text:style-name="T3"> </text:span></text:p>
        </text:list-item>
      </text:list>
      <text:p text:style-name="P4"/>
      <text:list xml:id="list160347438107949" text:continue-numbering="true" text:style-name="WWNum13">
        <text:list-item>
          <text:p text:style-name="P12"><text:span text:style-name="T3">Amb la comanda ‘DIG’ consulteu quins son els NS pel vostre domini nomcognom.edu. </text:span><text:span text:style-name="T4">0,5 punts.</text:span><text:span text:style-name="T3"> </text:span></text:p>
        </text:list-item>
      </text:list>
      <text:p text:style-name="P5"/>
      <text:list xml:id="list160347881971914" text:continue-numbering="true" text:style-name="WWNum13">
        <text:list-item>
          <text:p text:style-name="P12"><text:span text:style-name="T3">Amb una comanda client de consulta DNS, la que vulgueu, consulteu els valors de girona.nomcognom.edu i adjunteu-ne la captura corresponent. </text:span><text:span text:style-name="T4">0,5 punts.</text:span></text:p>
        </text:list-item>
      </text:list>
      <text:p text:style-name="P5"/>
      <text:list xml:id="list160348261657897" text:continue-numbering="true" text:style-name="WWNum13">
        <text:list-item>
          <text:p text:style-name="P12"><text:soft-page-break/><text:span text:style-name="T3">Amb una comanda client de consulta DNS, la que vulgueu, consulteu els valors de lleida.nomcognom.edu i adjunteu-ne la captura corresponent. </text:span><text:span text:style-name="T4">0,5 punts.</text:span></text:p>
        </text:list-item>
      </text:list>
      <text:p text:style-name="P5"/>
      <text:list xml:id="list160347761566801" text:continue-numbering="true" text:style-name="WWNum13">
        <text:list-item>
          <text:p text:style-name="P12"><text:span text:style-name="T3">Tal com heu vist, hem assignat com a NS dos servidors que son externs al domini nomcognom.edu. A quins servidors hauríem d’entrar per poder definir les nostres entrades A i B sota sapalomera.cat? Expliqueu-ho i demostreu amb consultes client i les seves corresponents captures. </text:span><text:span text:style-name="T4">0,5 punts.</text:span><text:span text:style-name="T3"> </text:span></text:p>
        </text:list-item>
      </text:list>
      <text:p text:style-name="P3"/>
      <text:p text:style-name="P3">A nivell de Windows Server, seguint la línia anterior, configurarem el servidor perquè sigui autoritatiu del domini cognomnom.edu (en el meu cas doncs, bancellsdavid.edu). Si hi ha coincidències o caràcters estranys, seguiu els mateixos canvis que heu fet amb el domini de la Ubuntu Server. </text:p>
      <text:p text:style-name="P3">La zona haurà de tenir configurat: </text:p>
      <text:list xml:id="list160347672308800" text:continue-list="list520653155" text:style-name="WWNum11">
        <text:list-item>
          <text:p text:style-name="P13">Els seus servidors autoritatius seran A.cognomnom.edu i B.cognomnom.edu, on A és el hostname del servidor Windows, i primari del domini, i B el hostname de la Ubuntu Server. (exemple A.cognomnom.edu -&gt; ws-dbt.bancellsdavid.edu). <text:s/></text:p>
        </text:list-item>
        <text:list-item>
          <text:p text:style-name="P13">L’adreça de gestió del domini és el vostre correu @sapalomera.cat. <text:s/></text:p>
        </text:list-item>
        <text:list-item>
          <text:p text:style-name="P13">Dos servidors de correu, amb prioritats 25 i 50 respectivament, que seran mail.cognomnom.edu i correu.cognomnom.edu.</text:p>
        </text:list-item>
        <text:list-item>
          <text:p text:style-name="P13">Les entrades de :</text:p>
          <text:list>
            <text:list-item>
              <text:p text:style-name="P11"><text:a xlink:type="simple" xlink:href="http://www.cognomnom.edu/" text:style-name="Internet_20_link" text:visited-style-name="Visited_20_Internet_20_Link"><text:span text:style-name="Internet_20_link"><text:span text:style-name="T3">www.cognomnom.edu</text:span></text:span></text:a><text:span text:style-name="T3">: 172.25.X.200</text:span></text:p>
            </text:list-item>
            <text:list-item>
              <text:p text:style-name="P13">figueres.cognomnom.edu: 172.25.X.199</text:p>
            </text:list-item>
            <text:list-item>
              <text:p text:style-name="P13">ripoll.cognomnom.edu: 172.25.X.166</text:p>
            </text:list-item>
            <text:list-item>
              <text:p text:style-name="P13">olot.cognomnom.edu: 172.25.X.133</text:p>
            </text:list-item>
            <text:list-item>
              <text:p text:style-name="P13">blanes.cognomnom.edu: ALIAS de www.cognomnom.edu.</text:p>
            </text:list-item>
          </text:list>
        </text:list-item>
      </text:list>
      <text:p text:style-name="P3">Pel SOA i el TTL general, si el vostre cognom acaba en vocal, els valors han de ser un múltiple de 3, i si acaba en consonant, de 2. Igualment però, han de ser uns valors mínimament coherents (no val 2 o 3 segons, per exemple), i diferents dels valors que venen per defecte. </text:p>
      <text:p text:style-name="P3">S’han de poder resoldre totes les entrades DNS vinculades al domini. Si en alguna no s’ha especificat IP, us la inventeu sempre dins del vostre rang. </text:p>
      <text:p text:style-name="P3">Recordeu que teniu a disposició les diferents eines de comandes per comprovar, ja siguin sota Windows o Linux, que tot funciona correctament. </text:p>
      <text:p text:style-name="P3">Per demostrar i entregar aquesta darrera part responeu les següents preguntes:</text:p>
      <text:list xml:id="list160347161512483" text:continue-list="list160347761566801" text:style-name="WWNum13">
        <text:list-item>
          <text:p text:style-name="P12"><text:span text:style-name="T3">Captura del SOA configurat pel domini dins del Windows Server i també una altra del SOA consultat amb la comanda client </text:span><text:span text:style-name="T4">nslookup</text:span><text:span text:style-name="T3">. </text:span><text:span text:style-name="T4">1,5 punts.</text:span></text:p>
        </text:list-item>
      </text:list>
      <text:p text:style-name="P5"/>
      <text:list xml:id="list160347094116375" text:continue-numbering="true" text:style-name="WWNum13">
        <text:list-item>
          <text:p text:style-name="P12"><text:span text:style-name="T3">Captura de la zona DNS des del Windows DNS Server. </text:span><text:span text:style-name="T4">2 punts.</text:span><text:span text:style-name="T3"> </text:span></text:p>
        </text:list-item>
      </text:list>
      <text:p text:style-name="P5"/>
      <text:list xml:id="list160346564265634" text:continue-numbering="true" text:style-name="WWNum13">
        <text:list-item>
          <text:p text:style-name="P12"><text:soft-page-break/><text:span text:style-name="T3">Captura amb la comanda ‘DIG’ des de consola per saber els autoritatius del vostre domini cognomnom.edu. </text:span><text:span text:style-name="T4">0,5 punts</text:span><text:span text:style-name="T3">. </text:span></text:p>
        </text:list-item>
      </text:list>
      <text:p text:style-name="P5"/>
      <text:list xml:id="list160348350846342" text:continue-numbering="true" text:style-name="WWNum13">
        <text:list-item>
          <text:p text:style-name="P12"><text:span text:style-name="T3">Captura de la consulta dels servidors de correu pel vostre domini utilitzant una comanda client per consola. </text:span><text:span text:style-name="T4">0,5 punts</text:span><text:span text:style-name="T3">.</text:span></text:p>
        </text:list-item>
      </text:list>
      <text:p text:style-name="P5"/>
      <text:list xml:id="list160346675199097" text:continue-numbering="true" text:style-name="WWNum13">
        <text:list-item>
          <text:p text:style-name="P12"><text:span text:style-name="T3">Captura de la consulta sobre blanes.cognomnom.edu utilitzant una comanda client per consola. </text:span><text:span text:style-name="T4">0,5 punts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alibri Light1" svg:font-family="'Calibri Light'"/>
    <style:font-face style:name="Courier New" svg:font-family="'Courier New'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3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 Light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MP2" style:family="paragraph">
      <style:paragraph-properties fo:margin-top="0cm" fo:margin-bottom="0cm" fo:line-height="100%" fo:text-align="end" style:writing-mode="lr-tb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3" draw:name="Group 164" draw:style-name="Mgr1"><draw:custom-shape draw:name="Rectangle 165" draw:style-name="Mgr2" draw:text-style-name="MP1" svg:width="16.511cm" svg:height="0.763cm" svg:x="4.487cm" svg:y="-0.3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64cm" svg:x="3.852cm" svg:y="-0.35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762</meta:editing-cycles>
    <meta:print-date>2022-09-29T11:46:00</meta:print-date>
    <meta:creation-date>2019-09-24T06:15:00</meta:creation-date>
    <dc:date>2022-09-29T16:03:46.085474119</dc:date>
    <meta:editing-duration>PT22H22M56S</meta:editing-duration>
    <meta:generator>LibreOffice/7.0.4.2$Linux_X86_64 LibreOffice_project/00$Build-2</meta:generator>
    <meta:document-statistic meta:table-count="0" meta:image-count="0" meta:object-count="0" meta:page-count="4" meta:paragraph-count="58" meta:word-count="1129" meta:character-count="7039" meta:non-whitespace-character-count="5964"/>
    <meta:user-defined meta:name="AppVersion">16.0000</meta:user-defined>
    <meta:template xlink:type="simple" xlink:actuate="onRequest" xlink:title="Normal.dotm" xlink:href=""/>
  </office:meta>
</office:document-meta>
</file>